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Negrita" style:font-family-generic="swiss" style:font-pitch="variable"/>
    <style:font-face style:name="Verdana2" svg:font-family="Verdana" style:font-adornments="Normal" style:font-family-generic="swiss" style:font-pitch="variable"/>
  </office:font-face-decls>
  <office:automatic-styles>
    <style:style style:name="P1" style:family="paragraph" style:parent-style-name="Header">
      <style:paragraph-properties fo:text-align="end" style:justify-single-word="false"/>
      <style:text-properties fo:color="#00a933" loext:opacity="100%" style:font-name="Verdana" fo:font-size="10pt" officeooo:rsid="002845c9" officeooo:paragraph-rsid="00292d71" style:font-size-asian="10pt" style:font-size-complex="10pt"/>
    </style:style>
    <style:style style:name="P2" style:family="paragraph" style:parent-style-name="Header">
      <style:paragraph-properties fo:text-align="end" style:justify-single-word="false"/>
      <style:text-properties fo:color="#00a933" loext:opacity="100%" style:font-name="Verdana" fo:font-size="10pt" officeooo:rsid="002845c9" officeooo:paragraph-rsid="002845c9" style:font-size-asian="10pt" style:font-size-complex="10pt"/>
    </style:style>
    <style:style style:name="P3" style:family="paragraph" style:parent-style-name="Header">
      <style:paragraph-properties fo:text-align="start" style:justify-single-word="false"/>
      <style:text-properties fo:color="#00a933" loext:opacity="100%" style:font-name="Verdana" fo:font-size="10pt" officeooo:rsid="002845c9" officeooo:paragraph-rsid="002845c9" style:font-size-asian="10pt" style:font-size-complex="10pt"/>
    </style:style>
    <style:style style:name="P4" style:family="paragraph" style:parent-style-name="Contents_20_2">
      <style:paragraph-properties>
        <style:tab-stops>
          <style:tab-stop style:position="14.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text-align="justify" style:justify-single-word="false"/>
      <style:text-properties style:font-name="Verdana" fo:language="es" fo:country="ES" officeooo:rsid="00257e5a" officeooo:paragraph-rsid="00257e5a"/>
    </style:style>
    <style:style style:name="P7" style:family="paragraph" style:parent-style-name="Text_20_body">
      <style:paragraph-properties fo:text-align="justify" style:justify-single-word="false"/>
      <style:text-properties style:font-name="Verdana" fo:language="es" fo:country="ES" officeooo:rsid="00277609" officeooo:paragraph-rsid="00277609"/>
    </style:style>
    <style:style style:name="P8" style:family="paragraph" style:parent-style-name="Standard">
      <style:paragraph-properties fo:text-align="justify" style:justify-single-word="false"/>
      <style:text-properties style:font-name="Verdana" fo:language="es" fo:country="ES" officeooo:rsid="001aa558" officeooo:paragraph-rsid="001aa558"/>
    </style:style>
    <style:style style:name="P9" style:family="paragraph" style:parent-style-name="Text_20_body">
      <style:paragraph-properties fo:text-align="justify" style:justify-single-word="false"/>
      <style:text-properties style:font-name="Verdana" fo:language="es" fo:country="ES" officeooo:rsid="001aa558" officeooo:paragraph-rsid="00241cec"/>
    </style:style>
    <style:style style:name="P10" style:family="paragraph" style:parent-style-name="Standard">
      <style:paragraph-properties fo:text-align="justify" style:justify-single-word="false"/>
      <style:text-properties style:font-name="Verdana" fo:language="es" fo:country="ES" officeooo:rsid="0021545b" officeooo:paragraph-rsid="0021545b"/>
    </style:style>
    <style:style style:name="P11" style:family="paragraph" style:parent-style-name="Text_20_body">
      <style:paragraph-properties fo:text-align="justify" style:justify-single-word="false"/>
      <style:text-properties style:font-name="Verdana" fo:language="es" fo:country="ES" officeooo:paragraph-rsid="00257e5a"/>
    </style:style>
    <style:style style:name="P12" style:family="paragraph" style:parent-style-name="Text_20_body">
      <style:paragraph-properties fo:text-align="justify" style:justify-single-word="false"/>
      <style:text-properties style:font-name="Verdana" fo:language="es" fo:country="ES" officeooo:paragraph-rsid="00277609"/>
    </style:style>
    <style:style style:name="P13" style:family="paragraph" style:parent-style-name="Text_20_body">
      <style:paragraph-properties fo:text-align="justify" style:justify-single-word="false"/>
      <style:text-properties style:font-name="Verdana" fo:language="es" fo:country="ES" officeooo:rsid="002bf058" officeooo:paragraph-rsid="002bf058"/>
    </style:style>
    <style:style style:name="P14" style:family="paragraph" style:parent-style-name="Text_20_body">
      <style:paragraph-properties fo:text-align="justify" style:justify-single-word="false"/>
      <style:text-properties style:font-name="Verdana" fo:language="es" fo:country="ES" officeooo:rsid="002c136f" officeooo:paragraph-rsid="002c136f"/>
    </style:style>
    <style:style style:name="P15" style:family="paragraph" style:parent-style-name="Text_20_body">
      <style:paragraph-properties fo:text-align="justify" style:justify-single-word="false"/>
      <style:text-properties style:font-name="Verdana" fo:language="es" fo:country="ES" officeooo:rsid="002cf831" officeooo:paragraph-rsid="002cf831"/>
    </style:style>
    <style:style style:name="P16" style:family="paragraph" style:parent-style-name="Standard">
      <style:paragraph-properties fo:text-align="justify" style:justify-single-word="false"/>
      <style:text-properties style:font-name="Verdana" fo:language="es" fo:country="ES" officeooo:rsid="00241cec" officeooo:paragraph-rsid="001aa558"/>
    </style:style>
    <style:style style:name="P17" style:family="paragraph" style:parent-style-name="Text_20_body">
      <style:paragraph-properties fo:text-align="justify" style:justify-single-word="false"/>
      <style:text-properties style:font-name="Verdana" fo:language="es" fo:country="ES" officeooo:rsid="002edaa9" officeooo:paragraph-rsid="002edaa9"/>
    </style:style>
    <style:style style:name="P18" style:family="paragraph" style:parent-style-name="Text_20_body">
      <style:paragraph-properties fo:text-align="justify" style:justify-single-word="false"/>
      <style:text-properties style:font-name="Verdana" fo:language="es" fo:country="ES" officeooo:rsid="002f3e85" officeooo:paragraph-rsid="002f3e85"/>
    </style:style>
    <style:style style:name="P19" style:family="paragraph" style:parent-style-name="Text_20_body">
      <style:text-properties style:font-name="Verdana" fo:font-size="36pt" fo:font-weight="normal" officeooo:paragraph-rsid="002b22fd" style:font-size-asian="36pt" style:font-weight-asian="normal" style:font-size-complex="36pt" style:font-weight-complex="normal"/>
    </style:style>
    <style:style style:name="P20" style:family="paragraph" style:parent-style-name="Title">
      <style:text-properties style:font-name="Verdana" fo:font-size="36pt" fo:font-weight="normal" officeooo:paragraph-rsid="002b22fd" style:font-size-asian="36pt" style:font-weight-asian="normal" style:font-size-complex="36pt" style:font-weight-complex="normal"/>
    </style:style>
    <style:style style:name="P21" style:family="paragraph" style:parent-style-name="Standard">
      <style:paragraph-properties fo:text-align="justify" style:justify-single-word="false"/>
      <style:text-properties officeooo:rsid="001aa558" officeooo:paragraph-rsid="001aa558"/>
    </style:style>
    <style:style style:name="P22" style:family="paragraph" style:parent-style-name="Title" style:master-page-name="First_20_Page">
      <style:paragraph-properties style:page-number="auto" fo:break-before="page"/>
      <style:text-properties style:font-name="Verdana" fo:font-size="36pt" fo:font-weight="normal" officeooo:paragraph-rsid="002b22fd" style:font-size-asian="36pt" style:font-weight-asian="normal" style:font-size-complex="36pt" style:font-weight-complex="normal"/>
    </style:style>
    <style:style style:name="P23" style:family="paragraph" style:parent-style-name="Title" style:master-page-name="First_20_Page">
      <style:paragraph-properties style:page-number="1" fo:break-before="page"/>
      <style:text-properties style:font-name="Verdana" fo:font-size="18pt" fo:font-weight="normal" officeooo:rsid="002b22fd" style:font-size-asian="18pt" style:font-weight-asian="normal" style:font-size-complex="18pt" style:font-weight-complex="normal"/>
    </style:style>
    <style:style style:name="P24" style:family="paragraph" style:parent-style-name="Contents_20_1">
      <style:paragraph-properties>
        <style:tab-stops>
          <style:tab-stop style:position="16.401cm" style:type="right" style:leader-style="dotted" style:leader-text="."/>
        </style:tab-stops>
      </style:paragraph-properties>
    </style:style>
    <style:style style:name="P25" style:family="paragraph" style:parent-style-name="Contents_20_1">
      <style:paragraph-properties>
        <style:tab-stops>
          <style:tab-stop style:position="16.401cm" style:type="right" style:leader-style="dotted" style:leader-text="."/>
        </style:tab-stops>
      </style:paragraph-properties>
    </style:style>
    <style:style style:name="P26" style:family="paragraph" style:parent-style-name="Contents_20_2">
      <style:paragraph-properties>
        <style:tab-stops>
          <style:tab-stop style:position="14.501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text-align="justify" style:justify-single-word="false" fo:break-before="page"/>
      <style:text-properties style:font-name="Verdana" fo:language="es" fo:country="ES" officeooo:rsid="00241cec" officeooo:paragraph-rsid="00241cec"/>
    </style:style>
    <style:style style:name="P29" style:family="paragraph" style:parent-style-name="Heading_20_1">
      <style:paragraph-properties fo:text-align="justify" style:justify-single-word="false"/>
      <style:text-properties style:font-name="Verdana" fo:language="es" fo:country="ES" officeooo:rsid="00277609" officeooo:paragraph-rsid="00277609"/>
    </style:style>
    <style:style style:name="P30" style:family="paragraph" style:parent-style-name="Heading_20_1">
      <style:paragraph-properties fo:text-align="justify" style:justify-single-word="false"/>
      <style:text-properties style:font-name="Verdana" fo:language="es" fo:country="ES" officeooo:rsid="00257e5a" officeooo:paragraph-rsid="00257e5a"/>
    </style:style>
    <style:style style:name="P31" style:family="paragraph" style:parent-style-name="Heading_20_2">
      <style:paragraph-properties fo:text-align="justify" style:justify-single-word="false"/>
      <style:text-properties style:font-name="Verdana" fo:language="es" fo:country="ES" officeooo:rsid="00257e5a" officeooo:paragraph-rsid="00257e5a"/>
    </style:style>
    <style:style style:name="P32" style:family="paragraph" style:parent-style-name="Text_20_body" style:list-style-name="L1">
      <style:paragraph-properties fo:text-align="justify" style:justify-single-word="false"/>
      <style:text-properties style:font-name="Verdana" fo:language="es" fo:country="ES" officeooo:rsid="00257e5a" officeooo:paragraph-rsid="00257e5a"/>
    </style:style>
    <style:style style:name="P33" style:family="paragraph" style:parent-style-name="Text_20_body">
      <style:paragraph-properties fo:text-align="justify" style:justify-single-word="false"/>
      <style:text-properties style:font-name="Verdana" fo:language="es" fo:country="ES" officeooo:rsid="002f3e85" officeooo:paragraph-rsid="002f3e85"/>
    </style:style>
    <style:style style:name="P34" style:family="paragraph" style:parent-style-name="Text_20_body">
      <style:paragraph-properties fo:text-align="justify" style:justify-single-word="false"/>
      <style:text-properties style:font-name="Verdana" fo:language="es" fo:country="ES" officeooo:rsid="00303e72" officeooo:paragraph-rsid="00303e72"/>
    </style:style>
    <style:style style:name="P35" style:family="paragraph" style:parent-style-name="Text_20_body" style:list-style-name="L2">
      <style:paragraph-properties fo:text-align="justify" style:justify-single-word="false"/>
      <style:text-properties style:font-name="Verdana" fo:language="es" fo:country="ES" officeooo:rsid="00303e72" officeooo:paragraph-rsid="00303e72"/>
    </style:style>
    <style:style style:name="P36" style:family="paragraph" style:parent-style-name="Text_20_body">
      <style:paragraph-properties fo:text-align="justify" style:justify-single-word="false"/>
      <style:text-properties style:font-name="Verdana" fo:language="es" fo:country="ES" officeooo:rsid="0031e67d" officeooo:paragraph-rsid="0031e67d"/>
    </style:style>
    <style:style style:name="P37" style:family="paragraph" style:parent-style-name="Text_20_body" style:list-style-name="L2">
      <style:paragraph-properties fo:text-align="justify" style:justify-single-word="false"/>
      <style:text-properties style:font-name="Verdana" fo:language="es" fo:country="ES" officeooo:rsid="0031e67d" officeooo:paragraph-rsid="0031e67d"/>
    </style:style>
    <style:style style:name="P38" style:family="paragraph" style:parent-style-name="Text_20_body">
      <style:paragraph-properties fo:text-align="end" style:justify-single-word="false"/>
      <style:text-properties style:font-name="Verdana" fo:font-size="18pt" fo:font-weight="normal" officeooo:rsid="002b22fd" officeooo:paragraph-rsid="002b22fd" style:font-size-asian="18pt" style:font-weight-asian="normal" style:font-size-complex="18pt" style:font-weight-complex="normal"/>
    </style:style>
    <style:style style:name="P39" style:family="paragraph" style:parent-style-name="Text_20_body">
      <style:paragraph-properties fo:text-align="end" style:justify-single-word="false"/>
      <style:text-properties style:font-name="Verdana" fo:font-size="18pt" fo:font-weight="normal" officeooo:rsid="00303e72" officeooo:paragraph-rsid="00303e72" style:font-size-asian="18pt" style:font-weight-asian="normal" style:font-size-complex="18pt" style:font-weight-complex="normal"/>
    </style:style>
    <style:style style:name="T1" style:family="text">
      <style:text-properties style:font-name="Verdana" fo:language="es" fo:country="ES"/>
    </style:style>
    <style:style style:name="T2" style:family="text">
      <style:text-properties style:font-name="Verdana" fo:language="es" fo:country="ES" officeooo:rsid="00241cec"/>
    </style:style>
    <style:style style:name="T3" style:family="text">
      <style:text-properties style:font-name="Verdana" fo:language="es" fo:country="ES" officeooo:rsid="00292d71"/>
    </style:style>
    <style:style style:name="T4" style:family="text">
      <style:text-properties officeooo:rsid="00292d71"/>
    </style:style>
    <style:style style:name="T5" style:family="text">
      <style:text-properties officeooo:rsid="002cf831"/>
    </style:style>
    <style:style style:name="T6" style:family="text">
      <style:text-properties officeooo:rsid="002f3e85"/>
    </style:style>
    <style:style style:name="T7" style:family="text">
      <style:text-properties officeooo:rsid="0031e67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EMORIA CLIENTE-</text:p>
      <text:p text:style-name="P20"/>
      <text:p text:style-name="P20">DESARROLLO WEB</text:p>
      <text:p text:style-name="P20"/>
      <text:p text:style-name="P20">XXI JORNADAS DE PERIODISMO</text:p>
      <text:p text:style-name="P19"/>
      <text:p text:style-name="P19"/>
      <text:p text:style-name="P19"/>
      <text:p text:style-name="P38">Autor: Javier Armesto</text:p>
      <text:p text:style-name="P39">DAW</text:p>
      <text:p text:style-name="P23"/>
      <text:table-of-content text:style-name="Sect1" text:protected="true" text:name="Sumario1">
        <text:table-of-content-source text:outline-level="10" text:relative-tab-stop-position="fals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Sumario</text:p>
          </text:index-title>
          <text:list xml:id="list2003239266" text:style-name="Numbering_20_123">
            <text:list-item>
              <text:p text:style-name="P24"><text:a xlink:type="simple" xlink:href="#__RefHeading___Toc145_3158899601" text:style-name="Index_20_Link" text:visited-style-name="Index_20_Link">VISUALIZACIÓN EN LÍNEA DEL PROYECTO<text:tab/>3</text:a></text:p>
            </text:list-item>
            <text:list-item>
              <text:p text:style-name="P24"><text:a xlink:type="simple" xlink:href="#__RefHeading___Toc257_3158899601" text:style-name="Index_20_Link" text:visited-style-name="Index_20_Link">DETECCIÓN DE ERRORES INICIALES<text:tab/>3</text:a></text:p>
            </text:list-item>
            <text:list-item>
              <text:p text:style-name="P24"><text:a xlink:type="simple" xlink:href="#__RefHeading___Toc147_3158899601" text:style-name="Index_20_Link" text:visited-style-name="Index_20_Link">LIBRERÍAS CONECTADAS<text:tab/>3</text:a></text:p>
            </text:list-item>
          </text:list>
          <text:p text:style-name="P4"><text:a xlink:type="simple" xlink:href="#__RefHeading___Toc149_3158899601" text:style-name="Index_20_Link" text:visited-style-name="Index_20_Link">ICONOS<text:tab/>3</text:a></text:p>
          <text:p text:style-name="P4"><text:a xlink:type="simple" xlink:href="#__RefHeading___Toc151_3158899601" text:style-name="Index_20_Link" text:visited-style-name="Index_20_Link">FUENTES EMBEBIDAS<text:tab/>3</text:a></text:p>
          <text:list xml:id="list103628397685866" text:continue-numbering="true" text:style-name="Numbering_20_123">
            <text:list-item>
              <text:p text:style-name="P24"><text:a xlink:type="simple" xlink:href="#__RefHeading___Toc293_2910807863" text:style-name="Index_20_Link" text:visited-style-name="Index_20_Link">HOJA DE ESTILOS<text:tab/>4</text:a></text:p>
            </text:list-item>
          </text:list>
          <text:p text:style-name="P4"><text:a xlink:type="simple" xlink:href="#__RefHeading___Toc295_2910807863" text:style-name="Index_20_Link" text:visited-style-name="Index_20_Link">CONTENIDO DE LA HOJA<text:tab/>4</text:a></text:p>
          <text:list xml:id="list103628895207797" text:continue-numbering="true" text:style-name="Numbering_20_123">
            <text:list-item>
              <text:p text:style-name="P24"><text:a xlink:type="simple" xlink:href="#__RefHeading___Toc297_2910807863" text:style-name="Index_20_Link" text:visited-style-name="Index_20_Link">HOJAS INDEX Y PROGRAMACIÓN<text:tab/>6</text:a></text:p>
            </text:list-item>
            <text:list-item>
              <text:p text:style-name="P24"><text:a xlink:type="simple" xlink:href="#__RefHeading___Toc299_2910807863" text:style-name="Index_20_Link" text:visited-style-name="Index_20_Link">HOJA INSCRIPCIÓN<text:tab/>6</text:a></text:p>
            </text:list-item>
            <text:list-item>
              <text:p text:style-name="P24"><text:a xlink:type="simple" xlink:href="#__RefHeading___Toc301_2910807863" text:style-name="Index_20_Link" text:visited-style-name="Index_20_Link">CRÉDITOS<text:tab/>7</text:a></text:p>
            </text:list-item>
          </text:list>
        </text:index-body>
      </text:table-of-content>
      <text:h text:style-name="P28" text:outline-level="1"><text:bookmark-start text:name="__RefHeading___Toc145_3158899601"/>VISUALIZACIÓN <text:span text:style-name="T4">EN LÍNEA</text:span> DEL PROYECTO<text:bookmark-end text:name="__RefHeading___Toc145_3158899601"/></text:h>
      <text:p text:style-name="P9"/>
      <text:p text:style-name="P21"><text:span text:style-name="T1">La página se puede encontrar en el enlace </text:span><text:a xlink:type="simple" xlink:href="https://ubiquitous-daifuku-61bf3e.netlify.app/" text:style-name="Internet_20_link" text:visited-style-name="Visited_20_Internet_20_Link">https://ubiquitous-daifuku-61bf3e.netlify.app/</text:a><text:span text:style-name="T1"> para su visualización </text:span><text:span text:style-name="T3">en línea</text:span><text:span text:style-name="T2">.</text:span></text:p>
      <text:p text:style-name="P16"/>
      <text:h text:style-name="P29" text:outline-level="1"><text:bookmark-start text:name="__RefHeading___Toc257_3158899601"/>DETECCIÓN DE ERRORES INICIALES<text:bookmark-end text:name="__RefHeading___Toc257_3158899601"/></text:h>
      <text:p text:style-name="P12"/>
      <text:p text:style-name="P7">Se ha detectado en los datos documentales la posible existencia de un error. La programación e inscripción del Congreso <text:s/>está prevista para el período del 11 al 13 de marzo. Estos datos son incongruentes con los facilitados para el diseño de la página index.html que indica una jornada el 14 de marzo.</text:p>
      <text:p text:style-name="P7">Se ha indicado como comentario en dicha página incluyendo el texto en la misma por si hay que recuperar esa fecha.</text:p>
      <text:p text:style-name="P8"/>
      <text:h text:style-name="P30" text:outline-level="1"><text:bookmark-start text:name="__RefHeading___Toc147_3158899601"/>LIBRERÍAS <text:span text:style-name="T4">CONECTADAS</text:span><text:bookmark-end text:name="__RefHeading___Toc147_3158899601"/></text:h>
      <text:p text:style-name="P11"/>
      <text:h text:style-name="P31" text:outline-level="2"><text:bookmark-start text:name="__RefHeading___Toc149_3158899601"/>ICONOS<text:bookmark-end text:name="__RefHeading___Toc149_3158899601"/></text:h>
      <text:p text:style-name="P8"/>
      <text:p text:style-name="P8">Los iconos utilizados se corresponden con la web Fontawesome.</text:p>
      <text:p text:style-name="P8"/>
      <text:h text:style-name="P31" text:outline-level="2"><text:bookmark-start text:name="__RefHeading___Toc151_3158899601"/>FUENTES EMBEBIDAS<text:bookmark-end text:name="__RefHeading___Toc151_3158899601"/></text:h>
      <text:p text:style-name="P11"/>
      <text:p text:style-name="P6">Se han embebido las siguientes fuentes de Google Fonts:</text:p>
      <text:p text:style-name="P6"/>
      <text:list xml:id="list1758944042" text:style-name="L1">
        <text:list-item>
          <text:p text:style-name="P32">Fjalla One</text:p>
        </text:list-item>
        <text:list-item>
          <text:p text:style-name="P32">Open Sans (400, 400 italiz y 700)</text:p>
        </text:list-item>
        <text:list-item>
          <text:p text:style-name="P32">Lato (bold 700 italic)</text:p>
        </text:list-item>
        <text:list-item>
          <text:p text:style-name="P32">Libre Baskerville (regular 400 y bold 700)</text:p>
        </text:list-item>
      </text:list>
      <text:p text:style-name="P6"/>
      <text:h text:style-name="Heading_20_1" text:outline-level="1"><text:bookmark-start text:name="__RefHeading___Toc293_2910807863"/><text:soft-page-break/>HOJA DE ESTILOS<text:bookmark-end text:name="__RefHeading___Toc293_2910807863"/></text:h>
      <text:p text:style-name="P6"/>
      <text:p text:style-name="P13">Se ha incluido una hoja de estilos estilos.css en directorio css al efecto.</text:p>
      <text:p text:style-name="P13"/>
      <text:h text:style-name="Heading_20_2" text:outline-level="2"><text:bookmark-start text:name="__RefHeading___Toc295_2910807863"/>CONTENIDO DE LA HOJA<text:bookmark-end text:name="__RefHeading___Toc295_2910807863"/></text:h>
      <text:p text:style-name="P13"/>
      <text:p text:style-name="P14">Fuentes embebidas definidas en punto anterior.</text:p>
      <text:p text:style-name="P14"/>
      <text:p text:style-name="P14">Selector de clase .cabecera <text:span text:style-name="T5">para la cabecera común de las páginas</text:span>:</text:p>
      <text:p text:style-name="P14"><text:tab/>Se define la propiedad del color de fondo a #cceaf4.</text:p>
      <text:p text:style-name="P14"><text:tab/>Se define la propiedad de fuentes Fjalla One.</text:p>
      <text:p text:style-name="P14"/>
      <text:p text:style-name="P14">Selector de identificación #newspaper:</text:p>
      <text:p text:style-name="P14"><text:tab/>Define propiedad de float, ancho, distancia relativa inferior, giro de la imagen y margenes relativos izquierdo e inferior.</text:p>
      <text:p text:style-name="P14"/>
      <text:p text:style-name="P14">Selector de clase .pie <text:span text:style-name="T5">para el pie común de las páginas</text:span>:</text:p>
      <text:p text:style-name="P14"><text:tab/>Se define color de fondo, color <text:span text:style-name="T5">y tipo</text:span> de fuente, tamaño relativo de fuente, <text:span text:style-name="T5">alineación vertical y bordes.</text:span></text:p>
      <text:p text:style-name="P14"/>
      <text:p text:style-name="P15">Selector de elemento dt:</text:p>
      <text:p text:style-name="P15"><text:tab/>Se define subrayado, estilo, grosor y color del mismo.</text:p>
      <text:p text:style-name="P15"/>
      <text:p text:style-name="P15">Selector de elemento figcaption:</text:p>
      <text:p text:style-name="P15"><text:tab/>Se define fuente y tamaño.</text:p>
      <text:p text:style-name="P15"/>
      <text:p text:style-name="P15">Selector a:</text:p>
      <text:p text:style-name="P15"><text:tab/>Se define color y tiempo de transición del color de fondo</text:p>
      <text:p text:style-name="P15"/>
      <text:p text:style-name="P15"><text:soft-page-break/>Selector a:hover:</text:p>
      <text:p text:style-name="P15"><text:tab/>Se define transición al pasar ratón por encima determinando color de fondo y color de letra.</text:p>
      <text:p text:style-name="P15"/>
      <text:p text:style-name="P15">Selector de identificación #barramenu para la navegación entre páginas y común a todas ellas:</text:p>
      <text:p text:style-name="P15"><text:tab/>Se define color de fondo y de fuente.</text:p>
      <text:p text:style-name="P15"/>
      <text:p text:style-name="P15">Selector de clase .textovideo que define características del texto a la izquierda del video en index.html:</text:p>
      <text:p text:style-name="P15"><text:tab/>Se define fuente y tamaño del texto.</text:p>
      <text:p text:style-name="P15"/>
      <text:p text:style-name="P15">Selector de identificación #video1 para la caja del video:</text:p>
      <text:p text:style-name="P15"><text:tab/>Define posición flotante, color de fondo y margen izquierdo.</text:p>
      <text:p text:style-name="P15"/>
      <text:p text:style-name="P17">Selector <text:span text:style-name="T6">a:link, a:visited:</text:span></text:p>
      <text:p text:style-name="P17"><text:tab/><text:span text:style-name="T6">Elimina el resaltado de enlaces visitados.</text:span></text:p>
      <text:p text:style-name="P17"/>
      <text:p text:style-name="P18">Selector small:</text:p>
      <text:p text:style-name="P18"><text:tab/>Define tipo de fuente.</text:p>
      <text:p text:style-name="P18"/>
      <text:p text:style-name="P18">Selector h1:</text:p>
      <text:p text:style-name="P18"><text:tab/>Define tipo y tamaño de fuente, alineación y márgenes.</text:p>
      <text:p text:style-name="P18"/>
      <text:p text:style-name="P18">Selector h3:</text:p>
      <text:p text:style-name="P18"><text:tab/>Define tipo de fuente.</text:p>
      <text:p text:style-name="P18"/>
      <text:p text:style-name="P18">Selector body:</text:p>
      <text:p text:style-name="P18"><text:tab/>Define tipo de fuente.</text:p>
      <text:p text:style-name="P18"/>
      <text:p text:style-name="P18"><text:soft-page-break/>Selector table:</text:p>
      <text:p text:style-name="P18"><text:tab/>Define tipo de fuente, tamaño y alineación.</text:p>
      <text:p text:style-name="P34"/>
      <text:p text:style-name="P34">Selector de clase .pie:</text:p>
      <text:p text:style-name="P34"><text:tab/>Define el pie de página color de fondo, color y tipo de fuente, color de los bordes.</text:p>
      <text:p text:style-name="P34"/>
      <text:h text:style-name="Heading_20_1" text:outline-level="1"><text:bookmark-start text:name="__RefHeading___Toc297_2910807863"/>HOJAS INDEX Y PROGRAMACIÓN<text:bookmark-end text:name="__RefHeading___Toc297_2910807863"/></text:h>
      <text:p text:style-name="P34"/>
      <text:p text:style-name="P34">Realizadas según requerimientos del cliente.</text:p>
      <text:p text:style-name="P34">En la hoja index.html se ha eliminado el texto ‘Martes, 14 de marzo…’ (figura como comentario) pues debe ser un error.</text:p>
      <text:p text:style-name="P34"/>
      <text:h text:style-name="Heading_20_1" text:outline-level="1"><text:bookmark-start text:name="__RefHeading___Toc299_2910807863"/>HOJA INSCRIPCIÓN<text:bookmark-end text:name="__RefHeading___Toc299_2910807863"/></text:h>
      <text:p text:style-name="P18"/>
      <text:p text:style-name="P34">Se recogen los siguientes datos para la inscripción:</text:p>
      <text:list xml:id="list3898025597" text:style-name="L2">
        <text:list-item>
          <text:p text:style-name="P35">Nombre – ‘Nombre’ Caracteres ampliados – 25 caracteres - <text:span text:style-name="T7">obligatorio</text:span></text:p>
        </text:list-item>
        <text:list-item>
          <text:p text:style-name="P35">Apellidos – ‘Apellidos’ Caracteres ampliados – 35 caracteres - <text:span text:style-name="T7">obligatorio</text:span></text:p>
        </text:list-item>
        <text:list-item>
          <text:p text:style-name="P35">Teléfono – ‘phone’ – <text:span text:style-name="T7">comenzando por símbolo ‘+’ Numérico – 16 caracteres - obligatorio</text:span></text:p>
        </text:list-item>
        <text:list-item>
          <text:p text:style-name="P37">Correo electrónico – ‘email’ en formato válido – 30 caracteres – obligatorio</text:p>
        </text:list-item>
        <text:list-item>
          <text:p text:style-name="P37">Fotografía – ‘photo’ tipo file – no obligatorio</text:p>
        </text:list-item>
        <text:list-item>
          <text:p text:style-name="P37">Interés – ‘interes’ caracteres alfanuméricos – 3 filas por 100 columnas – obligatorio</text:p>
        </text:list-item>
        <text:list-item>
          <text:p text:style-name="P37">Actividad profesional a seleccionar entre:</text:p>
          <text:list>
            <text:list-header>
              <text:p text:style-name="P37">Bachiller, Universitario, Profesional, Profesor u Otros.</text:p>
            </text:list-header>
          </text:list>
        </text:list-item>
        <text:list-item>
          <text:p text:style-name="P37">Selección múltiple de días de asistencia:</text:p>
          <text:list>
            <text:list-header>
              <text:p text:style-name="P37">Todos los días, domingo, lunes, martes.</text:p>
            </text:list-header>
          </text:list>
        </text:list-item>
        <text:list-item>
          <text:p text:style-name="P37"><text:soft-page-break/>Botón de ‘restablecer formulario’ con efecto color rojo al pasar el ratón.</text:p>
        </text:list-item>
        <text:list-item>
          <text:p text:style-name="P37">Botón de enviar formulario’ con efecto color verde al pasar el ratón.</text:p>
        </text:list-item>
      </text:list>
      <text:p text:style-name="P36"/>
      <text:p text:style-name="P34"/>
      <text:h text:style-name="Heading_20_1" text:outline-level="1"><text:bookmark-start text:name="__RefHeading___Toc301_2910807863"/>CRÉDITOS<text:bookmark-end text:name="__RefHeading___Toc301_2910807863"/></text:h>
      <text:p text:style-name="P34"/>
      <text:p text:style-name="P36">Actividad realizada por Javier Armesto Bartolomé, Primer trimestre 2022/202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Negrita" style:font-family-generic="swiss" style:font-pitch="variable"/>
    <style:font-face style:name="Verdana2"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tru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499cm" fo:margin-top="0.349cm" fo:margin-bottom="0.21cm" style:contextual-spacing="true" fo:line-height="115%" fo:text-indent="0cm" style:auto-text-indent="tru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Verdana1" fo:font-family="Verdana" style:font-style-name="Negrita" style:font-family-generic="swiss" style:font-pitch="variable" fo:font-size="22pt" fo:font-weight="bold" style:font-size-asian="16pt" style:font-weight-asian="bold" style:font-size-complex="16pt" style:font-weight-complex="bold"/>
    </style:style>
    <style:style style:name="Contents_20_1" style:display-name="Contents 1" style:family="paragraph" style:parent-style-name="Index" style:auto-update="true" style:list-style-name="Numbering_20_123" style:class="index" style:master-page-name="">
      <style:paragraph-properties fo:margin-left="2cm" fo:margin-right="0cm" fo:margin-top="0cm" fo:margin-bottom="0cm" style:contextual-spacing="true" fo:line-height="150%" style:register-true="false" fo:text-indent="-0.7cm" style:auto-text-indent="false" style:page-number="auto">
        <style:tab-stops/>
      </style:paragraph-properties>
      <style:text-properties style:font-name="Verdana2" fo:font-family="Verdana" style:font-style-name="Normal" style:font-family-generic="swiss" style:font-pitch="variable" fo:font-size="18pt"/>
    </style:style>
    <style:style style:name="Contents_20_2" style:display-name="Contents 2" style:family="paragraph" style:parent-style-name="Index" style:class="index" style:master-page-name="">
      <style:paragraph-properties fo:margin-left="2.499cm" fo:margin-right="0cm" fo:text-indent="0cm" style:auto-text-indent="false" style:page-number="auto">
        <style:tab-stops/>
      </style:paragraph-properties>
      <style:text-properties style:font-name="Verdana2" fo:font-family="Verdana" style:font-style-name="Normal" style:font-family-generic="swiss" style:font-pitch="variable" fo:font-size="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a933" loext:opacity="100%" style:font-name="Verdana" fo:font-size="10pt" officeooo:rsid="002845c9" officeooo:paragraph-rsid="00292d71" style:font-size-asian="10pt" style:font-size-complex="10pt"/>
    </style:style>
    <style:style style:name="MP2" style:family="paragraph" style:parent-style-name="Header">
      <style:paragraph-properties fo:text-align="end" style:justify-single-word="false"/>
      <style:text-properties fo:color="#00a933" loext:opacity="100%" style:font-name="Verdana" fo:font-size="10pt" officeooo:rsid="002845c9" officeooo:paragraph-rsid="002845c9" style:font-size-asian="10pt" style:font-size-complex="10pt"/>
    </style:style>
    <style:style style:name="MP3" style:family="paragraph" style:parent-style-name="Header">
      <style:paragraph-properties fo:text-align="start" style:justify-single-word="false"/>
      <style:text-properties fo:color="#00a933" loext:opacity="100%" style:font-name="Verdana" fo:font-size="10pt" officeooo:rsid="002845c9" officeooo:paragraph-rsid="002845c9"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header>
        <text:p text:style-name="MP1">XXI JORNADAS DE PERIODISMO</text:p>
        <text:p text:style-name="MP1">Página <text:page-number text:select-page="current">7</text:page-number></text:p>
      </style:header>
      <style:header-left>
        <text:p text:style-name="MP3">XXI JORNADAS DE PERIODISMO</text:p>
        <text:p text:style-name="MP3">Página <text:page-number text:select-page="current">6</text:page-number></text:p>
      </style:header-left>
      <style:header-first>
        <text:p text:style-name="MP2"/>
      </style:header-first>
    </style:master-page>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9T18:49:51.581000000</meta:creation-date>
    <dc:date>2022-12-26T10:36:28.242000000</dc:date>
    <meta:editing-duration>PT1H41M51S</meta:editing-duration>
    <meta:editing-cycles>5</meta:editing-cycles>
    <meta:generator>LibreOffice/7.3.6.2$Windows_X86_64 LibreOffice_project/c28ca90fd6e1a19e189fc16c05f8f8924961e12e</meta:generator>
    <meta:document-statistic meta:table-count="0" meta:image-count="0" meta:object-count="0" meta:page-count="9" meta:paragraph-count="92" meta:word-count="664" meta:character-count="4132" meta:non-whitespace-character-count="3549"/>
  </office:meta>
</office:document-meta>
</file>